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B4000009B053C7A9973992685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344cm, 4.3cm, 3.409cm, 2.34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7.608cm" svg:height="18.249cm" svg:x="1.001cm" svg:y="1.001cm">
          <draw:image xlink:href="Pictures/1000000000000DB4000009B053C7A9973992685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19T16:00:25.409000000</dc:date>
    <meta:editing-duration>PT2M26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